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3" style:family="graphic" style:parent-style-name="standard">
      <style:graphic-properties draw:textarea-horizontal-align="justify" draw:textarea-vertical-align="middle" draw:auto-grow-height="false" fo:min-height="2.1cm" fo:min-width="1.85cm"/>
    </style:style>
    <style:style style:name="gr4" style:family="graphic" style:parent-style-name="standard">
      <style:graphic-properties draw:textarea-horizontal-align="justify" draw:textarea-vertical-align="middle" draw:auto-grow-height="false" fo:min-height="0.87cm" fo:min-width="4.458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306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3.541cm"/>
    </style:style>
    <style:style style:name="gr8" style:family="graphic" style:parent-style-name="standard">
      <style:graphic-properties draw:textarea-horizontal-align="justify" draw:textarea-vertical-align="middle" draw:auto-grow-height="false" fo:min-height="0.151cm" fo:min-width="2.139cm"/>
    </style:style>
    <style:style style:name="gr9" style:family="graphic" style:parent-style-name="standard">
      <style:graphic-properties draw:textarea-horizontal-align="justify" draw:textarea-vertical-align="middle" draw:auto-grow-height="false" fo:min-height="1.211cm" fo:min-width="0.898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0.898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12" style:family="graphic" style:parent-style-name="standard">
      <style:graphic-properties draw:textarea-horizontal-align="justify" draw:textarea-vertical-align="middle" draw:auto-grow-height="false" fo:min-height="1.465cm" fo:min-width="1.215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4.072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3.818cm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3.437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2.374cm"/>
    </style:style>
    <style:style style:name="gr19" style:family="graphic" style:parent-style-name="standard">
      <style:graphic-properties draw:stroke="none" svg:stroke-color="#000000" draw:fill="none" draw:fill-color="#ffffff" fo:min-height="5.3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2.032cm" svg:x="-7.255cm" svg:y="11.033cm">
          <text:p text:style-name="P1">Pro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001cm" svg:height="1.905cm" svg:x="-8.652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699cm" svg:height="4.699cm" svg:x="-6.747cm" svg:y="13.954cm">
          <text:p text:style-name="P1">Is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8.001cm" svg:height="1.905cm" svg:x="-8.652cm" svg:y="20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874cm" svg:height="1.778cm" svg:x="-8.398cm" svg:y="5.064cm">
          <text:p text:style-name="P1">In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7.874cm" svg:height="1.778cm" svg:x="-8.779cm" svg:y="7.985cm">
          <text:p text:style-name="P1">Output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3.048cm" svg:height="1.673cm" svg:x="-5.985cm" svg:y="22.971cm">
          <draw:text-box>
            <text:p>TRUE</text:p>
            <text:p/>
          </draw:text-box>
        </draw:frame>
        <draw:frame draw:style-name="gr6" draw:text-style-name="P2" draw:layer="layout" svg:width="2.54cm" svg:height="1.556cm" svg:x="-6.239cm" svg:y="25.384cm">
          <draw:text-box>
            <text:p>FALSE</text:p>
          </draw:text-box>
        </draw:frame>
        <draw:custom-shape draw:style-name="gr7" draw:text-style-name="P3" xml:id="id5" draw:id="id5" draw:layer="layout" svg:width="5.715cm" svg:height="1.27cm" svg:x="1.508cm" svg:y="1.762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" draw:id="id1" draw:layer="layout" svg:width="4.191cm" svg:height="0.635cm" svg:x="10.271cm" svg:y="1.635cm">
          <text:p text:style-name="P3"><text:span text:style-name="T1">numb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xml:id="id7" draw:id="id7" draw:layer="layout" svg:width="2.794cm" svg:height="2.921cm" svg:x="8.366cm" svg:y="7.858cm">
          <text:p text:style-name="P3"><text:span text:style-name="T1">Is number</text:span></text:p>
          <text:p text:style-name="P3"><text:span text:style-name="T1">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xml:id="id9" draw:id="id9" draw:layer="layout" svg:width="2.794cm" svg:height="2.54cm" svg:x="4.683cm" svg:y="11.668cm">
          <text:p text:style-name="P3"><text:span text:style-name="T1">Is number</text:span></text:p>
          <text:p text:style-name="P3"><text:span text:style-name="T1">&gt;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xml:id="id2" draw:id="id2" draw:layer="layout" svg:width="3.048cm" svg:height="3.048cm" draw:transform="skewX (0.000698131700797732) translate (12.432cm 4.937cm)">
          <text:p text:style-name="P3"><text:span text:style-name="T1">Is number</text:span></text:p>
          <text:p text:style-name="P3"><text:span text:style-name="T1">&l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3.429cm" svg:height="3.429cm" svg:x="-12.843cm" svg:y="9.128cm">
          <text:p text:style-name="P1">Is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3" draw:id="id3" draw:layer="layout" svg:width="4.572cm" svg:height="0.889cm" svg:x="1.127cm" svg:y="14.589cm">
          <text:p text:style-name="P3"><text:span text:style-name="T1">factorial =</text:span></text:p>
          <text:p text:style-name="P3"><text:span text:style-name="T1"><text:s/></text:span><text:span text:style-name="T1">number * factorial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4" draw:id="id4" draw:layer="layout" svg:width="4.318cm" svg:height="0.762cm" svg:x="1.254cm" svg:y="17.891cm">
          <text:p text:style-name="P3"><text:span text:style-name="T1">number = number -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0" draw:id="id10" draw:layer="layout" svg:width="3.937cm" svg:height="0.635cm" svg:x="7.773cm" svg:y="14.589cm">
          <text:p text:style-name="P1"><text:span text:style-name="T1">factorial</text:span> 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3" xml:id="id6" draw:id="id6" draw:layer="layout" svg:width="4.064cm" svg:height="0.762cm" svg:x="16.24cm" svg:y="8.366cm">
          <text:p text:style-name="P3"><text:span text:style-name="T1">no factorial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4" draw:layer="layout" draw:line-skew="1.264cm" svg:x1="13.939cm" svg:y1="1.953cm" svg:x2="13.956cm" svg:y2="4.937cm" draw:start-shape="id1" draw:start-glue-point="6" draw:end-shape="id2" draw:end-glue-point="4" svg:d="M13939 1953v2915h17v69" svg:viewBox="0 0 18 2985">
          <text:p/>
        </draw:connector>
        <draw:connector draw:style-name="gr17" draw:text-style-name="P4" draw:layer="layout" svg:x1="3.413cm" svg:y1="15.478cm" svg:x2="3.413cm" svg:y2="17.891cm" draw:start-shape="id3" draw:start-glue-point="2" draw:end-shape="id4" draw:end-glue-point="0" svg:d="M3413 15478v2413" svg:viewBox="0 0 1 2414">
          <text:p/>
        </draw:connector>
        <draw:custom-shape draw:style-name="gr2" draw:text-style-name="P1" draw:layer="layout" svg:width="8.001cm" svg:height="1.905cm" svg:x="-8.652cm" svg:y="20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1" draw:id="id11" draw:layer="layout" svg:width="4.064cm" svg:height="1.27cm" svg:x="12.176cm" svg:y="20.939cm">
          <text:p text:style-name="P3"><text:span text:style-name="T1">E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9" draw:text-style-name="P2" draw:layer="layout" svg:width="8.16cm" svg:height="5.62cm" svg:x="12.557cm" svg:y="23.701cm">
          <draw:text-box>
            <text:p><text:span text:style-name="T1">Shelby Jordan</text:span></text:p>
            <text:p><text:span text:style-name="T1">Project 8 Main Flow chart</text:span></text:p>
            <text:p/>
          </draw:text-box>
        </draw:frame>
        <draw:frame draw:style-name="gr5" draw:text-style-name="P2" draw:layer="layout" svg:width="3.048cm" svg:height="1.673cm" svg:x="11.16cm" svg:y="8.598cm">
          <draw:text-box>
            <text:p><text:span text:style-name="T1">TRUE</text:span></text:p>
            <text:p/>
          </draw:text-box>
        </draw:frame>
        <draw:frame draw:style-name="gr5" draw:text-style-name="P2" draw:layer="layout" svg:width="3.048cm" svg:height="1.673cm" svg:x="15.351cm" svg:y="5.826cm">
          <draw:text-box>
            <text:p><text:span text:style-name="T1">TRUE</text:span></text:p>
            <text:p/>
          </draw:text-box>
        </draw:frame>
        <draw:frame draw:style-name="gr5" draw:text-style-name="P2" draw:layer="layout" svg:width="3.048cm" svg:height="1.673cm" svg:x="1.635cm" svg:y="12.281cm">
          <draw:text-box>
            <text:p><text:span text:style-name="T1">TRUE</text:span></text:p>
            <text:p/>
          </draw:text-box>
        </draw:frame>
        <draw:frame draw:style-name="gr6" draw:text-style-name="P6" draw:layer="layout" svg:width="2.54cm" svg:height="1.556cm" svg:x="6.207cm" svg:y="8.588cm">
          <draw:text-box>
            <text:p text:style-name="P5"><text:span text:style-name="T1">FALSE</text:span></text:p>
          </draw:text-box>
        </draw:frame>
        <draw:frame draw:style-name="gr6" draw:text-style-name="P6" draw:layer="layout" svg:width="2.54cm" svg:height="1.556cm" svg:x="10.559cm" svg:y="5.854cm">
          <draw:text-box>
            <text:p text:style-name="P5"><text:span text:style-name="T1">FALSE</text:span></text:p>
          </draw:text-box>
        </draw:frame>
        <draw:frame draw:style-name="gr6" draw:text-style-name="P6" draw:layer="layout" svg:width="2.54cm" svg:height="1.556cm" svg:x="7.223cm" svg:y="12.303cm">
          <draw:text-box>
            <text:p text:style-name="P5"><text:span text:style-name="T1">FALSE</text:span></text:p>
          </draw:text-box>
        </draw:frame>
        <draw:custom-shape draw:style-name="gr16" draw:text-style-name="P3" xml:id="id8" draw:id="id8" draw:layer="layout" svg:width="4.064cm" svg:height="0.762cm" svg:x="11.668cm" svg:y="11.541cm">
          <text:p text:style-name="P3"><text:span text:style-name="T1">factorial = 1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4" xml:id="id12" draw:id="id12" draw:layer="layout" svg:x1="7.223cm" svg:y1="2.397cm" svg:x2="7.223cm" svg:y2="2.397cm" draw:start-shape="id5" draw:start-glue-point="10" draw:end-shape="id5" draw:end-glue-point="10" svg:d="M7223 2397z" svg:viewBox="0 0 1 1">
          <text:p/>
        </draw:connector>
        <draw:connector draw:style-name="gr17" draw:text-style-name="P4" draw:layer="layout" svg:x1="15.48cm" svg:y1="6.461cm" svg:x2="18.273cm" svg:y2="8.366cm" draw:start-shape="id2" draw:start-glue-point="7" draw:end-shape="id6" draw:end-glue-point="5" svg:d="M15480 6461h2793v1905" svg:viewBox="0 0 2794 1906">
          <text:p/>
        </draw:connector>
        <draw:connector draw:style-name="gr17" draw:text-style-name="P4" draw:layer="layout" svg:x1="12.431cm" svg:y1="6.461cm" svg:x2="9.763cm" svg:y2="7.858cm" draw:start-shape="id2" draw:start-glue-point="5" draw:end-shape="id7" draw:end-glue-point="4" svg:d="M12431 6461h-2668v1397" svg:viewBox="0 0 2669 1398">
          <text:p/>
        </draw:connector>
        <draw:connector draw:style-name="gr17" draw:text-style-name="P4" draw:layer="layout" svg:x1="11.16cm" svg:y1="9.319cm" svg:x2="13.193cm" svg:y2="11.541cm" draw:start-shape="id7" draw:start-glue-point="7" draw:end-shape="id8" draw:end-glue-point="4" svg:d="M11160 9319h2033v2222" svg:viewBox="0 0 2034 2223">
          <text:p/>
        </draw:connector>
        <draw:connector draw:style-name="gr17" draw:text-style-name="P4" draw:layer="layout" svg:x1="8.366cm" svg:y1="9.319cm" svg:x2="6.08cm" svg:y2="11.668cm" draw:start-shape="id7" draw:start-glue-point="5" draw:end-shape="id9" draw:end-glue-point="4" svg:d="M8366 9319h-2286v2349" svg:viewBox="0 0 2287 2350">
          <text:p/>
        </draw:connector>
        <draw:connector draw:style-name="gr17" draw:text-style-name="P4" draw:layer="layout" svg:x1="1.254cm" svg:y1="18.272cm" svg:x2="4.683cm" svg:y2="12.938cm" draw:start-shape="id4" draw:start-glue-point="3" draw:end-shape="id9" draw:end-glue-point="5" svg:d="M1254 18272h-501v-5334h3930" svg:viewBox="0 0 3931 5335">
          <text:p/>
        </draw:connector>
        <draw:connector draw:style-name="gr17" draw:text-style-name="P4" draw:layer="layout" svg:x1="7.477cm" svg:y1="12.938cm" svg:x2="9.743cm" svg:y2="14.589cm" draw:start-shape="id9" draw:start-glue-point="7" draw:end-shape="id10" draw:end-glue-point="5" svg:d="M7477 12938h2266v1651" svg:viewBox="0 0 2267 1652">
          <text:p/>
        </draw:connector>
        <draw:connector draw:style-name="gr17" draw:text-style-name="P4" draw:layer="layout" svg:x1="14.209cm" svg:y1="12.303cm" svg:x2="14.208cm" svg:y2="20.939cm" draw:start-shape="id8" draw:start-glue-point="7" draw:end-shape="id11" draw:end-glue-point="4" svg:d="M14209 12303v4319h-1v4317" svg:viewBox="0 0 2 8637">
          <text:p/>
        </draw:connector>
        <draw:connector draw:style-name="gr17" draw:text-style-name="P4" draw:layer="layout" svg:x1="7.223cm" svg:y1="2.397cm" svg:x2="11.843cm" svg:y2="2.27cm" draw:start-shape="id12" draw:start-glue-point="0" draw:end-shape="id1" draw:end-glue-point="7" svg:d="M7223 2397v501h4620v-628" svg:viewBox="0 0 4621 629">
          <text:p/>
        </draw:connector>
        <draw:connector draw:style-name="gr17" draw:text-style-name="P4" draw:layer="layout" svg:x1="14.208cm" svg:y1="19.923cm" svg:x2="14.208cm" svg:y2="19.923cm" svg:d="M14208 19923z" svg:viewBox="0 0 1 1">
          <text:p/>
        </draw:connector>
        <draw:connector draw:style-name="gr17" draw:text-style-name="P4" draw:layer="layout" svg:x1="9.743cm" svg:y1="15.224cm" svg:x2="12.176cm" svg:y2="21.574cm" draw:start-shape="id10" draw:start-glue-point="8" draw:end-shape="id11" draw:end-glue-point="6" svg:d="M9743 15224v6350h2433" svg:viewBox="0 0 2434 6351">
          <text:p/>
        </draw:connector>
        <draw:connector draw:style-name="gr17" draw:text-style-name="P4" draw:layer="layout" svg:x1="18.273cm" svg:y1="9.128cm" svg:x2="16.24cm" svg:y2="21.574cm" draw:start-shape="id6" draw:start-glue-point="8" draw:end-shape="id11" draw:end-glue-point="10" svg:d="M18273 9128v12446h-2033" svg:viewBox="0 0 2034 124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07T16:58:43.611000000</dc:date>
    <meta:editing-duration>PT31M49S</meta:editing-duration>
    <meta:editing-cycles>9</meta:editing-cycles>
    <meta:generator>LibreOffice/4.4.2.2$Windows_x86 LibreOffice_project/c4c7d32d0d49397cad38d62472b0bc8acff48dd6</meta:generator>
    <meta:document-statistic meta:object-count="42"/>
  </office:meta>
</office:document-meta>
</file>